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044fba" officeooo:paragraph-rsid="00044fba"/>
    </style:style>
    <style:style style:name="P2" style:family="paragraph" style:parent-style-name="Text_20_body">
      <style:text-properties officeooo:rsid="00060852" officeooo:paragraph-rsid="00060852"/>
    </style:style>
    <style:style style:name="P3" style:family="paragraph" style:parent-style-name="Text_20_body">
      <style:text-properties officeooo:rsid="0003938f" officeooo:paragraph-rsid="0003938f"/>
    </style:style>
    <style:style style:name="P4" style:family="paragraph" style:parent-style-name="Title">
      <style:text-properties officeooo:rsid="0003938f" officeooo:paragraph-rsid="0003938f"/>
    </style:style>
    <style:style style:name="P5" style:family="paragraph" style:parent-style-name="Text_20_body">
      <style:text-properties officeooo:rsid="00153bdf" officeooo:paragraph-rsid="000eb4d0"/>
    </style:style>
    <style:style style:name="P6" style:family="paragraph" style:parent-style-name="Heading_20_1">
      <style:text-properties officeooo:rsid="00044fba" officeooo:paragraph-rsid="00044fba"/>
    </style:style>
    <style:style style:name="P7" style:family="paragraph" style:parent-style-name="Heading_20_2">
      <style:text-properties officeooo:rsid="00044fba" officeooo:paragraph-rsid="00044fba"/>
    </style:style>
    <style:style style:name="P8" style:family="paragraph" style:parent-style-name="Heading_20_2">
      <style:text-properties officeooo:rsid="00060852" officeooo:paragraph-rsid="00060852"/>
    </style:style>
    <style:style style:name="P9" style:family="paragraph" style:parent-style-name="Text_20_body">
      <style:text-properties officeooo:paragraph-rsid="00044fba"/>
    </style:style>
    <style:style style:name="P10" style:family="paragraph" style:parent-style-name="Text_20_body">
      <style:text-properties officeooo:rsid="00044fba" officeooo:paragraph-rsid="00044fba"/>
    </style:style>
    <style:style style:name="P11" style:family="paragraph" style:parent-style-name="Text_20_body">
      <style:text-properties officeooo:rsid="00044fba" officeooo:paragraph-rsid="00118b6d"/>
    </style:style>
    <style:style style:name="T1" style:family="text">
      <style:text-properties officeooo:rsid="00044fba"/>
    </style:style>
    <style:style style:name="T2" style:family="text">
      <style:text-properties officeooo:rsid="0005d55c"/>
    </style:style>
    <style:style style:name="T3" style:family="text">
      <style:text-properties officeooo:rsid="0006b909"/>
    </style:style>
    <style:style style:name="T4" style:family="text">
      <style:text-properties officeooo:rsid="0007b57c"/>
    </style:style>
    <style:style style:name="T5" style:family="text">
      <style:text-properties officeooo:rsid="0008868b"/>
    </style:style>
    <style:style style:name="T6" style:family="text">
      <style:text-properties fo:font-style="italic" officeooo:rsid="0008868b" style:font-style-asian="italic" style:font-style-complex="italic"/>
    </style:style>
    <style:style style:name="T7" style:family="text">
      <style:text-properties officeooo:rsid="0009b1a2"/>
    </style:style>
    <style:style style:name="T8" style:family="text">
      <style:text-properties officeooo:rsid="000b1dc1"/>
    </style:style>
    <style:style style:name="T9" style:family="text">
      <style:text-properties officeooo:rsid="0019ebbc"/>
    </style:style>
    <style:style style:name="T10" style:family="text">
      <style:text-properties officeooo:rsid="00102f5c"/>
    </style:style>
    <style:style style:name="T11" style:family="text">
      <style:text-properties officeooo:rsid="00118b6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Título</text:p>
      <text:p text:style-name="P3"/>
      <text:p text:style-name="P3">Nombre del/a alumno/a<text:span text:style-name="T1">, matrícula</text:span></text:p>
      <text:p text:style-name="P1">Licenciatura, Nombre de la UEA, fecha</text:p>
      <text:p text:style-name="P1">UAM Lerma</text:p>
      <text:p text:style-name="P5">Características: Páginas numeradas, interlineado doble, mínimo <text:span text:style-name="T11">de</text:span> palabras <text:span text:style-name="T11">sugeridas</text:span>, <text:span text:style-name="T9">formato </text:span><text:span text:style-name="T11">(pdf, </text:span><text:span text:style-name="T9">docx, </text:span><text:span text:style-name="T11">odt)</text:span><text:span text:style-name="T9">, referencias en APA.</text:span></text:p>
      <text:h text:style-name="P6" text:outline-level="1">Subtítulo 1<text:span text:style-name="T2"> (opcional)</text:span></text:h>
      <text:p text:style-name="P9"/>
      <text:p text:style-name="P1">Contenido del trabajo escrito.<text:span text:style-name="T5"> Esta plantilla est</text:span><text:span text:style-name="T7">á</text:span><text:span text:style-name="T5"> realizada con el procesador de textos </text:span><text:span text:style-name="T7">L</text:span><text:span text:style-name="T5">ibre</text:span><text:span text:style-name="T7">O</text:span><text:span text:style-name="T5">ffice. La extensión que utiliza es </text:span><text:span text:style-name="T6">open document text</text:span><text:span text:style-name="T5"> </text:span><text:span text:style-name="T7">(.</text:span><text:span text:style-name="T5">odt</text:span><text:span text:style-name="T7">)</text:span><text:span text:style-name="T5">.</text:span></text:p>
      <text:p text:style-name="P11">[insertar imagen<text:span text:style-name="T2">, tabla o gráfico si el trabajo lo requiere</text:span>]</text:p>
      <text:p text:style-name="P11">Imagen 1. Descripción de la imagen<text:span text:style-name="T2">, tabla o gráfico, </text:span><text:span text:style-name="T10">créditos de la imagen</text:span><text:span text:style-name="T2">.</text:span></text:p>
      <text:h text:style-name="P7" text:outline-level="2">Subtítulo 2<text:span text:style-name="T2"> (opcional)</text:span></text:h>
      <text:p text:style-name="P9"/>
      <text:p text:style-name="P1"><text:span text:style-name="T11">Si el trabajo tiene varias secciones se dividen en distintos subsecciones. </text:span>Contenido del trabajo escrito.</text:p>
      <text:p text:style-name="P1"/>
      <text:h text:style-name="P8" text:outline-level="2" text:is-list-header="true">Referencias</text:h>
      <text:p text:style-name="P2">Aquí van las referencias<text:span text:style-name="T3"> </text:span><text:span text:style-name="T11">(libros, web, artículos, etc.) </text:span><text:span text:style-name="T7">con</text:span><text:span text:style-name="T3"> el aparato crítico APA </text:span><text:span text:style-name="T11">o</text:span><text:span text:style-name="T3"> Chi</text:span><text:span text:style-name="T4">cag</text:span><text:span text:style-name="T3">o, Autor-fecha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200%" style:page-number="auto">
        <style:tab-stops/>
      </style:paragraph-properties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1T13:37:24.760239049</meta:creation-date>
    <dc:date>2024-03-06T08:10:15.973088399</dc:date>
    <meta:editing-duration>PT35M8S</meta:editing-duration>
    <meta:editing-cycles>14</meta:editing-cycles>
    <meta:generator>LibreOffice/7.3.7.2$Linux_X86_64 LibreOffice_project/30$Build-2</meta:generator>
    <meta:document-statistic meta:table-count="0" meta:image-count="0" meta:object-count="0" meta:page-count="1" meta:paragraph-count="14" meta:word-count="114" meta:character-count="773" meta:non-whitespace-character-count="673"/>
  </office:meta>
</office:document-meta>
</file>